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ext-properties officeooo:paragraph-rsid="00189d5d"/>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ext-properties officeooo:paragraph-rsid="00189d5d"/>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style:font-name="Times New Roman" fo:font-size="12pt" fo:language="pt" fo:country="BR" style:font-name-asian="Times New Roman1" style:font-size-asian="12pt" style:font-name-complex="Times New Roman1" style:font-size-complex="12pt"/>
    </style:style>
    <style:style style:name="P8" style:family="paragraph" style:parent-style-name="Standard">
      <style:paragraph-properties fo:line-height="100%" fo:text-align="start" style:justify-single-word="false"/>
      <style:text-properties style:font-name="Times New Roman" fo:font-size="12pt" fo:language="pt" fo:country="BR" style:font-name-asian="Times New Roman1" style:font-size-asian="12pt"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fo:language="pt" fo:country="BR" style:font-name-asian="Times New Roman1" style:font-size-asian="12pt" style:font-name-complex="Times New Roman1" style:font-size-complex="12pt"/>
    </style:style>
    <style:style style:name="P10" style:family="paragraph" style:parent-style-name="Standard">
      <style:paragraph-properties fo:line-height="150%" fo:text-align="start" style:justify-single-word="false"/>
      <style:text-properties officeooo:rsid="00189d5d" officeooo:paragraph-rsid="00189d5d"/>
    </style:style>
    <style:style style:name="P11" style:family="paragraph" style:parent-style-name="Standard">
      <style:paragraph-properties fo:margin-left="0cm" fo:margin-right="0cm" fo:line-height="150%" fo:text-align="start" style:justify-single-word="false" fo:text-indent="1.249cm" style:auto-text-indent="false"/>
    </style:style>
    <style:style style:name="P12" style:family="paragraph" style:parent-style-name="Standard">
      <style:paragraph-properties fo:margin-left="0cm" fo:margin-right="0cm" fo:line-height="150%" fo:text-align="start" style:justify-single-word="false" fo:text-indent="1.249cm" style:auto-text-indent="false"/>
      <style:text-properties style:font-name="Times New Roman" fo:font-size="12pt" fo:language="pt" fo:country="BR" style:font-name-asian="Times New Roman1" style:font-size-asian="12pt" style:font-name-complex="Times New Roman1" style:font-size-complex="12pt"/>
    </style:style>
    <style:style style:name="P13" style:family="paragraph" style:parent-style-name="Standard" style:master-page-name="Standard">
      <style:paragraph-properties fo:line-height="150%" fo:text-align="start" style:justify-single-word="false" style:page-number="auto"/>
      <style:text-properties officeooo:rsid="00189d5d" officeooo:paragraph-rsid="00189d5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89d5d" style:font-name-asian="Times New Roman1" style:font-size-asian="12pt" style:font-name-complex="Times New Roman1" style:font-size-complex="12pt"/>
    </style:style>
    <style:style style:name="T3" style:family="text">
      <style:text-properties style:font-name="Times New Roman" fo:font-size="12pt" fo:language="pt" fo:country="BR" style:font-name-asian="Times New Roman1" style:font-size-asian="12pt" style:font-name-complex="Times New Roman1" style:font-size-complex="12pt"/>
    </style:style>
    <style:style style:name="T4" style:family="text">
      <style:text-properties style:font-name="Times New Roman" fo:font-size="12pt" fo:language="pt" fo:country="BR" officeooo:rsid="00189d5d" style:font-name-asian="Times New Roman1"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FPB – Instituto Federal de Educação, Ciência e Tecnologia da Paraíba</text:span></text:p>
      <text:p text:style-name="P10"><text:span text:style-name="T1">Curso: Engenharia de Computação</text:span></text:p>
      <text:p text:style-name="P10"><text:span text:style-name="T1">Disciplina: Leitura e produção textual</text:span></text:p>
      <text:p text:style-name="P10"><text:span text:style-name="T1">Professor: Evilásio dos Santos Silva</text:span></text:p>
      <text:p text:style-name="P10"><text:span text:style-name="T1">Aluno: Vinícius Amaral da Costa Lins</text:span></text:p>
      <text:p text:style-name="P10"><text:span text:style-name="T1">Turno: Tarde</text:span></text:p>
      <text:p text:style-name="P10"><text:span text:style-name="T1"/></text:p>
      <text:p text:style-name="P3"><text:span text:style-name="T2">Fichamento do livro - História da Computação: O caminho do pensamento e da tecnologia</text:span></text:p>
      <text:p text:style-name="P1"><text:span text:style-name="T1"/></text:p>
      <text:p text:style-name="P1"><text:span text:style-name="T1">Capítulo 5 - Pré-História tecnológica</text:span></text:p>
      <text:p text:style-name="P2"><text:span text:style-name="T1">FILHO, Cléuzio Fonseca. História da Computação: O caminho do pensamento e da tecnologia. Porto Alegre: EDIPUCRS, 2007.</text:span></text:p>
      <text:p text:style-name="P5"><text:span text:style-name="T1">“..., s</text:span><text:span text:style-name="T3">ó foi possível chegar aos computadores pelas descobertas teóricas de homens que, ao longo dos séculos, acreditaram na possibilidade de criar ferramentas para aumentar a capacidade intelectual humana, e dispositivos para substituir os aspectos mais mecânicos do modo de pensar do homem.” (FILHO, </text:span><text:span text:style-name="T4">2007, p. 85</text:span><text:span text:style-name="T3">)</text:span></text:p>
      <text:p text:style-name="P11"><text:span text:style-name="T3">Com estudos e avanços nos séculos passados da física, matemática, eletricidade, magnetismo, lógica entre outros, feito por amantes do conhecimento, a humanidade pôde facilitar tarefas, trabalhos, cálculos entre outras tantas coisas, através de computadores que tiveram e tem uma longa trajetória de constante evolução e aperfeiçoamento, e a dependência que o mundo atual tem dos mesmos cresce no mesmo ritmo.</text:span></text:p>
      <text:p text:style-name="P7"/>
      <text:p text:style-name="P4"><text:span text:style-name="T3">“... Ao invés de pequenas máquinas para executar diferentes tipos de cálculos, não será possível fazer uma máquina cujas peças possam executar diferentes operações em diferentes tempos, bastando para isso trocar a ordem em que as peças interagem?” (</text:span><text:span text:style-name="T4">p.</text:span><text:span text:style-name="T3"> 88)</text:span></text:p>
      <text:p text:style-name="P11"><text:span text:style-name="T3">Ideia proposta por Charles Babbage de construir uma máquina de cálculo geral, que pudesse calcular operações dos mais variados tipos em uma só, diferentemente do que estava acontecendo nessa época, onde havia uma máquina diferente para calcular o que fosse preciso. Esse conceito é atualmente mais conhecido como computador.</text:span></text:p>
      <text:p text:style-name="P12"/>
      <text:p text:style-name="P4"><text:soft-page-break/><text:span text:style-name="T3">“Hollerith, inspirado pelos teares de Jacquard, desenvolveu a idéia de se aproveitar os cartões perfurados dos teares em uma máquina que pudesse interpretar, classificar e manipular as somas aritméticas representadas pelas perfurações. Ele combinou cartões perfurados com os novos dispositivos eletromagnéticos de então.” (</text:span><text:span text:style-name="T4">p.</text:span><text:span text:style-name="T3"> 93)</text:span></text:p>
      <text:p text:style-name="P8"/>
      <text:p text:style-name="P4"><text:span text:style-name="T3">“Um computador analógico é um dispositivo no qual os números são representados por quantidades físicas medidas, e nos quais equações ou relações matemáticas são representadas por diferentes componentes, correspondendo a operações matemáticas singulares, tais como integração, adição ou multiplicação.” (</text:span><text:span text:style-name="T4">p.</text:span><text:span text:style-name="T3"> 94)</text:span></text:p>
      <text:p text:style-name="P8"/>
      <text:p text:style-name="P4"><text:span text:style-name="T3">“As novas descobertas da indústria e da ciência no campo da eletricidade − proporcionando rapidez e precisão aos equipamentos − juntamente com a limitação dos equivalentes analógicos eletromecânicos, acabaria por impor a nova tecnologia de circuitos. Uma nova era da Computação começava a ser desvelada.” (</text:span><text:span text:style-name="T4">p.</text:span><text:span text:style-name="T3"> 98)</text:span></text:p>
      <text:p text:style-name="P8"/>
      <text:p text:style-name="P6"><text:span text:style-name="T3">“Em breve já seria possível a construção de circuitos elétricos que simulavam algumas operações lógicas. Shannon estava procurando um procedimento matemático que fosse o mais adequado para se descrever o comportamento de circuitos a relê * . Sua tese de mestrado publicada em 1937 mostrou como a álgebra booleana poderia ser usada para descrever as operações desses complexos circuitos.” (</text:span><text:span text:style-name="T4">p.</text:span><text:span text:style-name="T3"> 99)</text:span></text:p>
      <text:p text:style-name="P9"/>
      <text:p text:style-name="P8"/>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9:27:18.231193900</meta:creation-date>
    <dc:date>2019-04-29T13:00:05.070852731</dc:date>
    <meta:initial-creator>Vinicius Amaral</meta:initial-creator>
    <meta:generator>LibreOffice/6.0.7.3$Linux_X86_64 LibreOffice_project/00m0$Build-3</meta:generator>
    <meta:editing-duration>PT2M30S</meta:editing-duration>
    <meta:editing-cycles>1</meta:editing-cycles>
    <meta:document-statistic meta:table-count="0" meta:image-count="0" meta:object-count="0" meta:page-count="2" meta:paragraph-count="17" meta:word-count="458" meta:character-count="3108" meta:non-whitespace-character-count="266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